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38780" officeooo:paragraph-rsid="00038780" style:font-size-asian="12.25pt" style:font-size-complex="14pt"/>
    </style:style>
    <style:style style:name="P2" style:family="paragraph" style:parent-style-name="Standard">
      <style:paragraph-properties fo:text-align="justify" style:justify-single-word="false"/>
      <style:text-properties fo:font-size="12pt" officeooo:rsid="00038780" officeooo:paragraph-rsid="00038780" style:font-size-asian="10.5pt" style:font-size-complex="12pt"/>
    </style:style>
    <style:style style:name="P3" style:family="paragraph" style:parent-style-name="Standard">
      <style:paragraph-properties fo:text-align="justify" style:justify-single-word="false"/>
      <style:text-properties fo:font-size="12pt" officeooo:rsid="0003b19e" officeooo:paragraph-rsid="0003b19e" style:font-size-asian="10.5pt" style:font-size-complex="12pt"/>
    </style:style>
    <style:style style:name="P4" style:family="paragraph" style:parent-style-name="Standard">
      <style:paragraph-properties fo:text-align="justify" style:justify-single-word="false"/>
      <style:text-properties fo:font-size="12pt" officeooo:rsid="00041ba1" officeooo:paragraph-rsid="00041ba1" style:font-size-asian="10.5pt" style:font-size-complex="12pt"/>
    </style:style>
    <style:style style:name="P5" style:family="paragraph" style:parent-style-name="Standard">
      <style:paragraph-properties fo:text-align="justify" style:justify-single-word="false"/>
      <style:text-properties fo:font-size="12pt" officeooo:rsid="00041ba1" officeooo:paragraph-rsid="000957a5" style:font-size-asian="10.5pt" style:font-size-complex="12pt"/>
    </style:style>
    <style:style style:name="P6" style:family="paragraph" style:parent-style-name="Standard">
      <style:paragraph-properties fo:text-align="justify" style:justify-single-word="false"/>
      <style:text-properties fo:font-size="12pt" officeooo:rsid="000495e8" officeooo:paragraph-rsid="000495e8" style:font-size-asian="10.5pt" style:font-size-complex="12pt"/>
    </style:style>
    <style:style style:name="P7" style:family="paragraph" style:parent-style-name="Standard">
      <style:paragraph-properties fo:text-align="justify" style:justify-single-word="false"/>
      <style:text-properties fo:font-size="12pt" officeooo:rsid="000495e8" officeooo:paragraph-rsid="000957a5" style:font-size-asian="10.5pt" style:font-size-complex="12pt"/>
    </style:style>
    <style:style style:name="T1" style:family="text">
      <style:text-properties officeooo:rsid="0003b19e"/>
    </style:style>
    <style:style style:name="T2" style:family="text">
      <style:text-properties officeooo:rsid="00041ba1"/>
    </style:style>
    <style:style style:name="T3" style:family="text">
      <style:text-properties officeooo:rsid="000495e8"/>
    </style:style>
    <style:style style:name="T4" style:family="text">
      <style:text-properties officeooo:rsid="00080be9"/>
    </style:style>
    <style:style style:name="T5" style:family="text">
      <style:text-properties officeooo:rsid="0009a9fa"/>
    </style:style>
    <style:style style:name="T6" style:family="text">
      <style:text-properties officeooo:rsid="0009bf9d"/>
    </style:style>
    <style:style style:name="T7" style:family="text">
      <style:text-properties officeooo:rsid="000a390e"/>
    </style:style>
    <style:style style:name="T8" style:family="text">
      <style:text-properties officeooo:rsid="000a5660"/>
    </style:style>
    <style:style style:name="T9" style:family="text">
      <style:text-properties officeooo:rsid="000a8fe5"/>
    </style:style>
    <style:style style:name="T10" style:family="text">
      <style:text-properties officeooo:rsid="000ba4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Nova Catalog Development FAQs</text:p>
      <text:p text:style-name="P3">By Daniel coulter</text:p>
      <text:p text:style-name="P1"/>
      <text:p text:style-name="P2">In May 2016, Dr. Chomiuk’s group, along with the help of colleagues at Harvard University, began development of the Open Nova Catalog (ONC). Th<text:span text:style-name="T1">e ONC </text:span>is an online repository <text:span text:style-name="T1">of nova data collected from various sources, which will be available for download by scientists and the public alike. The ONC is now online, but there is still much work to be done. If you are reading this, then you are likely going to working on this project and have quite a few questions. This document aims at helping you understand what novae are, learn astronomical terminology, and how to contribute to the ONC. Let the questions begin!</text:span></text:p>
      <text:p text:style-name="P1"/>
      <text:p text:style-name="P2">Q1. What is classical nova?</text:p>
      <text:p text:style-name="P2">A1. A classical nova is a specific type of binary star system <text:span text:style-name="T2">in which a white dwarf star and another star (usually a main sequence star) are orbiting very closely. Due to its extreme mass, the white dwarf accretes matter (usually hydrogen) from the main sequence star. Once the white dwarf has accreted enough hydrogen, the pressure is great enough that thermonuclear reactions takes place. These reactions release energy and cause more thermonuclear reactions, resulting in a runaway reaction. This runaway thermonuclear reaction results in an outburst, where the outer layer of the white dwarf is expelled. When a nova outburst occurs, the apparent magnitude of the star increases by 6 to 19 magnitudes.</text:span></text:p>
      <text:p text:style-name="P2"/>
      <text:p text:style-name="P4">Q2. What information is presented in the ONC?</text:p>
      <text:p text:style-name="P4">A2. <text:span text:style-name="T4">For each nova, the ONC reports it’s metadata, photometric data, and spectroscopic data. The important metadata is shown on the front page of the ONC, and the photometric data and spectroscopic data are shown if you click on a specific nova. Photometry and scpectra are shown for various wavelength regimes on the same plot.</text:span></text:p>
      <text:p text:style-name="P2"/>
      <text:p text:style-name="P4">Q3. What is metadata?</text:p>
      <text:p text:style-name="P4">A3. <text:span text:style-name="T5">Metadata is simple information such as the name of the nova, the coordinates for its position in the sky, etc. In other words, metadata is just information about a nova, while photometry and spectroscopy are measurements of its physical properties.</text:span></text:p>
      <text:p text:style-name="P4"/>
      <text:p text:style-name="P4">Q4. What is photometry?</text:p>
      <text:p text:style-name="P4">A4. <text:span text:style-name="T6">Simply put, photometry is a measurement of the brightness of a star as a function of time. A star’s brightness is measured by counting the number of photons that are collected by a telescope. Once this has been done for a sufficient amount of time, a light curve (a plot of a star’s brightness verse time) can be made. This information is useful because it helps astronomers determine how fast a nova goes through its outburst and how bright it gets.</text:span></text:p>
      <text:p text:style-name="P4"/>
      <text:p text:style-name="P4">Q5. What is spectroscopy?</text:p>
      <text:p text:style-name="P4">A5. <text:span text:style-name="T7">Spectroscopy is the brightness of a star as a function of wavelength of light. To measure this, the light from a star is put through a diffraction grating to separate the wavlength and the intensity is then measured for each wavelength. Different novae are composed of different elements, each which have unique spectra. By measuring the spectra of stars, astronomers can determine the composition of novae.</text:span></text:p>
      <text:p text:style-name="P4"/>
      <text:p text:style-name="P5">Q6. <text:span text:style-name="T3">What are wavelength regimes?</text:span></text:p>
      <text:p text:style-name="P6">A6. <text:span text:style-name="T8">A wavelength regime is simply a range of wavelengths, which are the ranges the electromagnetic spectrum. From longest wavelength to shortest wavelength the ragimes are radio, microwave, infrared, </text:span><text:soft-page-break/><text:span text:style-name="T8">optical, ultraviolet, x-ray, and gamma ray. Wavelength regimes can also be broken down even further with the use of filters.</text:span></text:p>
      <text:p text:style-name="P6"/>
      <text:p text:style-name="P7">Q7. What are filters?</text:p>
      <text:p text:style-name="P6">A7. <text:span text:style-name="T9">Filters are pieces of glass or plastic that are placed in front of a telescope’s CCD to isolate small bands of wavelengths. Filters allow astronomers to determine the magnitude of a star in specific wavelengths. Foe example, a B filter is roughly centered around the blue part of the visible spectrum and R is roughly centered around the red part of the visible spectrum. There are many different filters and some are far more common than others. The Johnson-Cousins filter system is the most commom and includes I, R, V, B, and U filters.</text:span></text:p>
      <text:p text:style-name="P6"/>
      <text:p text:style-name="P6">Q8. How does the ONC work?</text:p>
      <text:p text:style-name="P6">A8.</text:p>
      <text:p text:style-name="P6"/>
      <text:p text:style-name="P6">Q9. Where is everything for the ONC stored?</text:p>
      <text:p text:style-name="P6">A9.</text:p>
      <text:p text:style-name="P6"/>
      <text:p text:style-name="P6">Q10. How can I use Github?</text:p>
      <text:p text:style-name="P6">Q10.</text:p>
      <text:p text:style-name="P6"/>
      <text:p text:style-name="P6">Q11. What are the ways I can help get data for the ONC?</text:p>
      <text:p text:style-name="P6">A11. <text:span text:style-name="T10">Currently, there are two major sources of data: various scientific papers and data from the AAVSO. At this time, we are still trying to get access to AAVSO data, so scientific papers are the top priority. I have completed tickets for about 320 novae already, but there are 100 or so more to complete. Therefore, the place to start would be to start searching through papers for data. I have made a spreadsheet with information on which novae still need to be done. It can be found on the cne_external github.</text:span></text:p>
      <text:p text:style-name="P6"/>
      <text:p text:style-name="P6">Q12. How does the ticket system work?</text:p>
      <text:p text:style-name="P6">A12</text:p>
      <text:p text:style-name="P6"/>
      <text:p text:style-name="P6">Q13. What is the process for searching for data in scientific papers?</text:p>
      <text:p text:style-name="P6">A13.</text:p>
      <text:p text:style-name="P6"/>
      <text:p text:style-name="P6">Q14. How do I use the ADS search efficiently?</text:p>
      <text:p text:style-name="P6">A14.</text:p>
      <text:p text:style-name="P6"/>
      <text:p text:style-name="P6">Q15. How do I determine if a paper has data that can be pulled?</text:p>
      <text:p text:style-name="P6">A15.</text:p>
      <text:p text:style-name="P6"/>
      <text:p text:style-name="P6">Q16. What is the process for pulling data or making tickets for scientific papers?</text:p>
      <text:p text:style-name="P6">A16.</text:p>
      <text:p text:style-name="P6"/>
      <text:p text:style-name="P6">Q17. How do I pull data from the AAVSO?</text:p>
      <text:p text:style-name="P6">A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0:58:44.479056850</meta:creation-date>
    <dc:date>2016-09-04T22:07:46.362887417</dc:date>
    <meta:editing-duration>PT33M50S</meta:editing-duration>
    <meta:editing-cycles>12</meta:editing-cycles>
    <meta:generator>LibreOffice/5.1.4.2$Linux_X86_64 LibreOffice_project/10m0$Build-2</meta:generator>
    <meta:document-statistic meta:table-count="0" meta:image-count="0" meta:object-count="0" meta:page-count="2" meta:paragraph-count="37" meta:word-count="851" meta:character-count="4909" meta:non-whitespace-character-count="4095"/>
  </office:meta>
</office:document-meta>
</file>